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MenuTransformer.setup( SourceResolver _resolver , Map _objectModel , String src , Parameters _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secaseMenu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caseMenuTransformer.startElement( String uri , String localName , String raw , Attributes att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UsecaseMenuTransformer.removeHrefAttribute( AttributesImpl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MenuTransformer.addMessages( List messag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caseMenuTransformer.setItemState( AttributesImpl attributes , Usecase usec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caseMenuTransformer.passRequestParameters( Usecase usecase , String h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